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5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"count"</text:p>
          </table:table-cell>
          <table:table-cell office:value-type="string">
            <text:p>"ptid"</text:p>
          </table:table-cell>
          <table:table-cell office:value-type="string">
            <text:p>"MoveTime"</text:p>
          </table:table-cell>
          <table:table-cell office:value-type="string">
            <text:p>"Compatibilidad"</text:p>
          </table:table-cell>
          <table:table-cell office:value-type="string">
            <text:p>Grupo Move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1">
            <text:p>401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1">
            <text:p>401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01">
            <text:p>401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1">
            <text:p>40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1">
            <text:p>401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1">
            <text:p>401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1">
            <text:p>401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1">
            <text:p>401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1">
            <text:p>401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1">
            <text:p>401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01">
            <text:p>401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1">
            <text:p>401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1">
            <text:p>401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1">
            <text:p>40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1">
            <text:p>401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1">
            <text:p>40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1">
            <text:p>401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01">
            <text:p>401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01">
            <text:p>401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1">
            <text:p>401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01">
            <text:p>401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1">
            <text:p>401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1">
            <text:p>401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1">
            <text:p>401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01">
            <text:p>401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01">
            <text:p>401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01">
            <text:p>401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1">
            <text:p>401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01">
            <text:p>401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02">
            <text:p>402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02">
            <text:p>402</text:p>
          </table:table-cell>
          <table:table-cell office:value-type="float" office:value="637">
            <text:p>63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2">
            <text:p>402</text:p>
          </table:table-cell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02">
            <text:p>402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02">
            <text:p>402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02">
            <text:p>402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2">
            <text:p>402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02">
            <text:p>402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2">
            <text:p>40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02">
            <text:p>402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02">
            <text:p>402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02">
            <text:p>402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02">
            <text:p>402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2">
            <text:p>402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02">
            <text:p>402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02">
            <text:p>402</text:p>
          </table:table-cell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2">
            <text:p>402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2">
            <text:p>402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02">
            <text:p>402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2">
            <text:p>402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02">
            <text:p>40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02">
            <text:p>402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02">
            <text:p>402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02">
            <text:p>402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02">
            <text:p>402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02">
            <text:p>402</text:p>
          </table:table-cell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02">
            <text:p>40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02">
            <text:p>402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02">
            <text:p>402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02">
            <text:p>402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02">
            <text:p>402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02">
            <text:p>402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02">
            <text:p>402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02">
            <text:p>402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02">
            <text:p>402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03">
            <text:p>403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03">
            <text:p>403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03">
            <text:p>403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03">
            <text:p>403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03">
            <text:p>403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03">
            <text:p>403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03">
            <text:p>403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03">
            <text:p>403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03">
            <text:p>403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03">
            <text:p>403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03">
            <text:p>403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03">
            <text:p>403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03">
            <text:p>403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03">
            <text:p>403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03">
            <text:p>403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3">
            <text:p>403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03">
            <text:p>403</text:p>
          </table:table-cell>
          <table:table-cell office:value-type="float" office:value="637">
            <text:p>63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03">
            <text:p>403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03">
            <text:p>403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03">
            <text:p>403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03">
            <text:p>403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03">
            <text:p>403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03">
            <text:p>403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03">
            <text:p>403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03">
            <text:p>403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03">
            <text:p>403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03">
            <text:p>403</text:p>
          </table:table-cell>
          <table:table-cell office:value-type="float" office:value="5089">
            <text:p>508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03">
            <text:p>403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03">
            <text:p>403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403">
            <text:p>403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04">
            <text:p>40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04">
            <text:p>40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04">
            <text:p>40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04">
            <text:p>40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04">
            <text:p>4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4">
            <text:p>40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04">
            <text:p>40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04">
            <text:p>40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04">
            <text:p>404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04">
            <text:p>404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04">
            <text:p>40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404">
            <text:p>404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04">
            <text:p>4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04">
            <text:p>40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04">
            <text:p>404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04">
            <text:p>404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04">
            <text:p>404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04">
            <text:p>404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04">
            <text:p>40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404">
            <text:p>404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04">
            <text:p>40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04">
            <text:p>404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04">
            <text:p>404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404">
            <text:p>40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404">
            <text:p>404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404">
            <text:p>40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04">
            <text:p>404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04">
            <text:p>404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04">
            <text:p>40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04">
            <text:p>40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04">
            <text:p>404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05">
            <text:p>405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405">
            <text:p>405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05">
            <text:p>405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05">
            <text:p>40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405">
            <text:p>405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405">
            <text:p>405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05">
            <text:p>405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05">
            <text:p>405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05">
            <text:p>405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05">
            <text:p>405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05">
            <text:p>405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405">
            <text:p>405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05">
            <text:p>405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05">
            <text:p>405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05">
            <text:p>405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05">
            <text:p>405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05">
            <text:p>405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05">
            <text:p>405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05">
            <text:p>405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05">
            <text:p>405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405">
            <text:p>405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405">
            <text:p>405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05">
            <text:p>405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05">
            <text:p>405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405">
            <text:p>405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405">
            <text:p>405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405">
            <text:p>405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05">
            <text:p>405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05">
            <text:p>405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06">
            <text:p>406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06">
            <text:p>406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06">
            <text:p>406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table:number-columns-repeated="2" office:value-type="float" office:value="406">
            <text:p>406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06">
            <text:p>406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06">
            <text:p>406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406">
            <text:p>406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406">
            <text:p>406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406">
            <text:p>406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406">
            <text:p>406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406">
            <text:p>406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406">
            <text:p>406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06">
            <text:p>406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06">
            <text:p>406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06">
            <text:p>406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06">
            <text:p>406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406">
            <text:p>406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406">
            <text:p>406</text:p>
          </table:table-cell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06">
            <text:p>406</text:p>
          </table:table-cell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06">
            <text:p>406</text:p>
          </table:table-cell>
          <table:table-cell office:value-type="float" office:value="1672">
            <text:p>167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06">
            <text:p>406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406">
            <text:p>406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6">
            <text:p>406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406">
            <text:p>406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06">
            <text:p>406</text:p>
          </table:table-cell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406">
            <text:p>406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406">
            <text:p>406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406">
            <text:p>406</text:p>
          </table:table-cell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406">
            <text:p>406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06">
            <text:p>40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06">
            <text:p>406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06">
            <text:p>406</text:p>
          </table:table-cell>
          <table:table-cell office:value-type="float" office:value="2677">
            <text:p>267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06">
            <text:p>406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406">
            <text:p>406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406">
            <text:p>406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06">
            <text:p>406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06">
            <text:p>406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07">
            <text:p>407</text:p>
          </table:table-cell>
          <table:table-cell office:value-type="float" office:value="2533">
            <text:p>253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407">
            <text:p>407</text:p>
          </table:table-cell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407">
            <text:p>407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07">
            <text:p>407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07">
            <text:p>407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407">
            <text:p>40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407">
            <text:p>407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07">
            <text:p>407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07">
            <text:p>407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407">
            <text:p>407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407">
            <text:p>407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07">
            <text:p>407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07">
            <text:p>407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407">
            <text:p>407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407">
            <text:p>407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07">
            <text:p>407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07">
            <text:p>407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407">
            <text:p>407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407">
            <text:p>407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407">
            <text:p>407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407">
            <text:p>40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407">
            <text:p>407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407">
            <text:p>407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407">
            <text:p>407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07">
            <text:p>407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407">
            <text:p>407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407">
            <text:p>407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407">
            <text:p>407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407">
            <text:p>407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407">
            <text:p>407</text:p>
          </table:table-cell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407">
            <text:p>407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407">
            <text:p>407</text:p>
          </table:table-cell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407">
            <text:p>407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407">
            <text:p>407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407">
            <text:p>407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407">
            <text:p>407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407">
            <text:p>407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408">
            <text:p>408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08">
            <text:p>408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08">
            <text:p>408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408">
            <text:p>408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08">
            <text:p>408</text:p>
          </table:table-cell>
          <table:table-cell office:value-type="float" office:value="604">
            <text:p>60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408">
            <text:p>408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408">
            <text:p>408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408">
            <text:p>408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408">
            <text:p>408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408">
            <text:p>408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408">
            <text:p>408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08">
            <text:p>408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08">
            <text:p>408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08">
            <text:p>408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408">
            <text:p>408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08">
            <text:p>408</text:p>
          </table:table-cell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408">
            <text:p>408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08">
            <text:p>408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408">
            <text:p>408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08">
            <text:p>408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08">
            <text:p>408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408">
            <text:p>408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408">
            <text:p>408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408">
            <text:p>408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409">
            <text:p>409</text:p>
          </table:table-cell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409">
            <text:p>409</text:p>
          </table:table-cell>
          <table:table-cell office:value-type="float" office:value="538">
            <text:p>5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09">
            <text:p>409</text:p>
          </table:table-cell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409">
            <text:p>409</text:p>
          </table:table-cell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09">
            <text:p>409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409">
            <text:p>409</text:p>
          </table:table-cell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409">
            <text:p>409</text:p>
          </table:table-cell>
          <table:table-cell office:value-type="float" office:value="993">
            <text:p>99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409">
            <text:p>409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09">
            <text:p>409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409">
            <text:p>409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409">
            <text:p>409</text:p>
          </table:table-cell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409">
            <text:p>409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409">
            <text:p>409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409">
            <text:p>409</text:p>
          </table:table-cell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409">
            <text:p>409</text:p>
          </table:table-cell>
          <table:table-cell office:value-type="float" office:value="746">
            <text:p>74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09">
            <text:p>409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409">
            <text:p>409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409">
            <text:p>409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09">
            <text:p>409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09">
            <text:p>409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09">
            <text:p>409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09">
            <text:p>409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09">
            <text:p>409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09">
            <text:p>409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409">
            <text:p>409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409">
            <text:p>409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409">
            <text:p>409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409">
            <text:p>409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409">
            <text:p>409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09">
            <text:p>409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409">
            <text:p>409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409">
            <text:p>409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409">
            <text:p>409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409">
            <text:p>409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409">
            <text:p>409</text:p>
          </table:table-cell>
          <table:table-cell office:value-type="float" office:value="505">
            <text:p>50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09">
            <text:p>409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410">
            <text:p>410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410">
            <text:p>410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410">
            <text:p>41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410">
            <text:p>410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410">
            <text:p>410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410">
            <text:p>410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410">
            <text:p>410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410">
            <text:p>410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10">
            <text:p>410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10">
            <text:p>410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410">
            <text:p>410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410">
            <text:p>410</text:p>
          </table:table-cell>
          <table:table-cell office:value-type="float" office:value="1543">
            <text:p>154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410">
            <text:p>410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10">
            <text:p>410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410">
            <text:p>41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410">
            <text:p>410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410">
            <text:p>410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410">
            <text:p>410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410">
            <text:p>410</text:p>
          </table:table-cell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410">
            <text:p>410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410">
            <text:p>410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410">
            <text:p>410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410">
            <text:p>41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410">
            <text:p>410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410">
            <text:p>41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410">
            <text:p>410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410">
            <text:p>410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410">
            <text:p>41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410">
            <text:p>41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410">
            <text:p>410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410">
            <text:p>41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10">
            <text:p>410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411">
            <text:p>411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411">
            <text:p>411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411">
            <text:p>41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411">
            <text:p>411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11">
            <text:p>411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11">
            <text:p>411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411">
            <text:p>411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411">
            <text:p>411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411">
            <text:p>411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411">
            <text:p>411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411">
            <text:p>411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411">
            <text:p>411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411">
            <text:p>411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411">
            <text:p>411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411">
            <text:p>411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411">
            <text:p>411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411">
            <text:p>411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411">
            <text:p>411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411">
            <text:p>411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411">
            <text:p>411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411">
            <text:p>411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411">
            <text:p>411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411">
            <text:p>411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411">
            <text:p>41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411">
            <text:p>41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411">
            <text:p>411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411">
            <text:p>411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411">
            <text:p>411</text:p>
          </table:table-cell>
          <table:table-cell office:value-type="float" office:value="5239">
            <text:p>523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411">
            <text:p>411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11">
            <text:p>411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11">
            <text:p>411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11">
            <text:p>41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11">
            <text:p>411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11">
            <text:p>411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411">
            <text:p>41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411">
            <text:p>411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11">
            <text:p>411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412">
            <text:p>412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412">
            <text:p>412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412">
            <text:p>41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412">
            <text:p>412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12">
            <text:p>412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412">
            <text:p>41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412">
            <text:p>412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412">
            <text:p>412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12">
            <text:p>412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412">
            <text:p>412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412">
            <text:p>412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412">
            <text:p>41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412">
            <text:p>412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412">
            <text:p>412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412">
            <text:p>412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412">
            <text:p>412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412">
            <text:p>412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412">
            <text:p>41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412">
            <text:p>41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12">
            <text:p>412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412">
            <text:p>41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412">
            <text:p>412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12">
            <text:p>412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412">
            <text:p>412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412">
            <text:p>412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412">
            <text:p>412</text:p>
          </table:table-cell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412">
            <text:p>412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412">
            <text:p>41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412">
            <text:p>412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412">
            <text:p>412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number-columns-repeated="2"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412">
            <text:p>412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412">
            <text:p>412</text:p>
          </table:table-cell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412">
            <text:p>412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12">
            <text:p>412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413">
            <text:p>413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413">
            <text:p>413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413">
            <text:p>413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413">
            <text:p>413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413">
            <text:p>413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413">
            <text:p>413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413">
            <text:p>413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413">
            <text:p>413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413">
            <text:p>413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413">
            <text:p>413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413">
            <text:p>413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413">
            <text:p>413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413">
            <text:p>413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413">
            <text:p>413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413">
            <text:p>413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413">
            <text:p>413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413">
            <text:p>413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413">
            <text:p>413</text:p>
          </table:table-cell>
          <table:table-cell office:value-type="float" office:value="951">
            <text:p>95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13">
            <text:p>413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413">
            <text:p>413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413">
            <text:p>413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413">
            <text:p>413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413">
            <text:p>413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413">
            <text:p>413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413">
            <text:p>413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413">
            <text:p>413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413">
            <text:p>413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413">
            <text:p>413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13">
            <text:p>413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413">
            <text:p>413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413">
            <text:p>413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413">
            <text:p>41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413">
            <text:p>413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413">
            <text:p>413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413">
            <text:p>413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414">
            <text:p>414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414">
            <text:p>414</text:p>
          </table:table-cell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414">
            <text:p>414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414">
            <text:p>414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414">
            <text:p>414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414">
            <text:p>414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414">
            <text:p>414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414">
            <text:p>414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414">
            <text:p>414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414">
            <text:p>414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414">
            <text:p>414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414">
            <text:p>414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414">
            <text:p>414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414">
            <text:p>414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414">
            <text:p>414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414">
            <text:p>414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414">
            <text:p>414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414">
            <text:p>414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414">
            <text:p>41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414">
            <text:p>414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415">
            <text:p>415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415">
            <text:p>415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415">
            <text:p>415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415">
            <text:p>41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15">
            <text:p>415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15">
            <text:p>415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415">
            <text:p>415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415">
            <text:p>415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415">
            <text:p>415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15">
            <text:p>415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415">
            <text:p>415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415">
            <text:p>415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415">
            <text:p>415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415">
            <text:p>415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415">
            <text:p>41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415">
            <text:p>415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415">
            <text:p>415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415">
            <text:p>415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415">
            <text:p>415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415">
            <text:p>415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415">
            <text:p>415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415">
            <text:p>415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415">
            <text:p>41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415">
            <text:p>415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415">
            <text:p>415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415">
            <text:p>415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415">
            <text:p>415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415">
            <text:p>415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415">
            <text:p>415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15">
            <text:p>415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416">
            <text:p>416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416">
            <text:p>41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416">
            <text:p>416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416">
            <text:p>41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416">
            <text:p>416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416">
            <text:p>416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416">
            <text:p>416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416">
            <text:p>416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416">
            <text:p>416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16">
            <text:p>416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16">
            <text:p>416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416">
            <text:p>416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416">
            <text:p>416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416">
            <text:p>416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416">
            <text:p>416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416">
            <text:p>416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416">
            <text:p>416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416">
            <text:p>416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416">
            <text:p>416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416">
            <text:p>416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416">
            <text:p>416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416">
            <text:p>416</text:p>
          </table:table-cell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416">
            <text:p>41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416">
            <text:p>416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416">
            <text:p>416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416">
            <text:p>416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416">
            <text:p>416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416">
            <text:p>416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416">
            <text:p>416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416">
            <text:p>416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416">
            <text:p>41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416">
            <text:p>416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416">
            <text:p>416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417">
            <text:p>417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417">
            <text:p>417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417">
            <text:p>417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417">
            <text:p>417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417">
            <text:p>417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417">
            <text:p>417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417">
            <text:p>417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417">
            <text:p>417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417">
            <text:p>417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417">
            <text:p>417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417">
            <text:p>417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417">
            <text:p>417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417">
            <text:p>417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417">
            <text:p>417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417">
            <text:p>417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417">
            <text:p>41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417">
            <text:p>417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417">
            <text:p>417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417">
            <text:p>417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417">
            <text:p>417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417">
            <text:p>417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417">
            <text:p>417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417">
            <text:p>417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417">
            <text:p>417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417">
            <text:p>417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417">
            <text:p>417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417">
            <text:p>417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417">
            <text:p>417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417">
            <text:p>417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417">
            <text:p>417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418">
            <text:p>418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418">
            <text:p>41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418">
            <text:p>418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418">
            <text:p>418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418">
            <text:p>418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18">
            <text:p>418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418">
            <text:p>418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418">
            <text:p>418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418">
            <text:p>418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418">
            <text:p>418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418">
            <text:p>418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418">
            <text:p>418</text:p>
          </table:table-cell>
          <table:table-cell office:value-type="float" office:value="927">
            <text:p>92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418">
            <text:p>418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418">
            <text:p>418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418">
            <text:p>418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418">
            <text:p>418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418">
            <text:p>418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418">
            <text:p>418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418">
            <text:p>418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418">
            <text:p>418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418">
            <text:p>418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418">
            <text:p>418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418">
            <text:p>418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418">
            <text:p>418</text:p>
          </table:table-cell>
          <table:table-cell office:value-type="float" office:value="1103">
            <text:p>110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418">
            <text:p>418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418">
            <text:p>418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418">
            <text:p>418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418">
            <text:p>418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418">
            <text:p>418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418">
            <text:p>41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419">
            <text:p>419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419">
            <text:p>419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419">
            <text:p>419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419">
            <text:p>419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419">
            <text:p>419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419">
            <text:p>419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419">
            <text:p>419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419">
            <text:p>419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419">
            <text:p>419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419">
            <text:p>419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419">
            <text:p>419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419">
            <text:p>419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419">
            <text:p>419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419">
            <text:p>419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419">
            <text:p>419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419">
            <text:p>419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419">
            <text:p>419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419">
            <text:p>419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19">
            <text:p>419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419">
            <text:p>419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419">
            <text:p>419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419">
            <text:p>419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419">
            <text:p>419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419">
            <text:p>41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419">
            <text:p>419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419">
            <text:p>419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420">
            <text:p>420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420">
            <text:p>42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420">
            <text:p>42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420">
            <text:p>420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420">
            <text:p>42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420">
            <text:p>420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420">
            <text:p>42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420">
            <text:p>420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420">
            <text:p>42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420">
            <text:p>42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420">
            <text:p>42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420">
            <text:p>42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420">
            <text:p>420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420">
            <text:p>42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420">
            <text:p>420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420">
            <text:p>4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420">
            <text:p>420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420">
            <text:p>420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420">
            <text:p>42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420">
            <text:p>42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420">
            <text:p>42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420">
            <text:p>42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420">
            <text:p>42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420">
            <text:p>42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420">
            <text:p>42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420">
            <text:p>420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420">
            <text:p>420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420">
            <text:p>42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420">
            <text:p>420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20">
            <text:p>42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421">
            <text:p>421</text:p>
          </table:table-cell>
          <table:table-cell office:value-type="float" office:value="946">
            <text:p>94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421">
            <text:p>421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421">
            <text:p>421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421">
            <text:p>421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421">
            <text:p>421</text:p>
          </table:table-cell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421">
            <text:p>421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421">
            <text:p>42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421">
            <text:p>421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421">
            <text:p>421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421">
            <text:p>421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421">
            <text:p>421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421">
            <text:p>421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21">
            <text:p>421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421">
            <text:p>421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421">
            <text:p>421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421">
            <text:p>421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421">
            <text:p>42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421">
            <text:p>421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421">
            <text:p>421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421">
            <text:p>42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421">
            <text:p>421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421">
            <text:p>421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421">
            <text:p>421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421">
            <text:p>421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421">
            <text:p>421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421">
            <text:p>421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421">
            <text:p>421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421">
            <text:p>421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421">
            <text:p>421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421">
            <text:p>42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421">
            <text:p>421</text:p>
          </table:table-cell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421">
            <text:p>421</text:p>
          </table:table-cell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422">
            <text:p>422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422">
            <text:p>422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422">
            <text:p>422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422">
            <text:p>422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422">
            <text:p>422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22">
            <text:p>422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422">
            <text:p>422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422">
            <text:p>422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422">
            <text:p>42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422">
            <text:p>422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422">
            <text:p>422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422">
            <text:p>422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422">
            <text:p>422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422">
            <text:p>422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422">
            <text:p>422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422">
            <text:p>4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422">
            <text:p>422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422">
            <text:p>422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422">
            <text:p>422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422">
            <text:p>422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422">
            <text:p>422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422">
            <text:p>422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422">
            <text:p>422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422">
            <text:p>422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422">
            <text:p>422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422">
            <text:p>422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422">
            <text:p>422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422">
            <text:p>422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422">
            <text:p>422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422">
            <text:p>422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422">
            <text:p>422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22">
            <text:p>422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423">
            <text:p>423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423">
            <text:p>42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423">
            <text:p>423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423">
            <text:p>423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423">
            <text:p>423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423">
            <text:p>423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423">
            <text:p>423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423">
            <text:p>423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table:number-columns-repeated="2"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423">
            <text:p>423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423">
            <text:p>423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423">
            <text:p>423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423">
            <text:p>423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423">
            <text:p>423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423">
            <text:p>423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423">
            <text:p>423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423">
            <text:p>423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423">
            <text:p>423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423">
            <text:p>423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423">
            <text:p>423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23">
            <text:p>423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423">
            <text:p>423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423">
            <text:p>423</text:p>
          </table:table-cell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423">
            <text:p>423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23">
            <text:p>423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423">
            <text:p>423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423">
            <text:p>423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423">
            <text:p>423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423">
            <text:p>423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423">
            <text:p>423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423">
            <text:p>423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424">
            <text:p>424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424">
            <text:p>424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424">
            <text:p>424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4">
            <text:p>424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424">
            <text:p>424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424">
            <text:p>424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424">
            <text:p>424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424">
            <text:p>424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424">
            <text:p>424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424">
            <text:p>424</text:p>
          </table:table-cell>
          <table:table-cell office:value-type="float" office:value="538">
            <text:p>5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424">
            <text:p>424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424">
            <text:p>424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424">
            <text:p>424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424">
            <text:p>424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424">
            <text:p>424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424">
            <text:p>424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424">
            <text:p>424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424">
            <text:p>424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24">
            <text:p>424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424">
            <text:p>424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424">
            <text:p>424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424">
            <text:p>424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424">
            <text:p>424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424">
            <text:p>424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425">
            <text:p>425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25">
            <text:p>425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425">
            <text:p>425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425">
            <text:p>425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425">
            <text:p>425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425">
            <text:p>425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425">
            <text:p>425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425">
            <text:p>425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425">
            <text:p>425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425">
            <text:p>42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425">
            <text:p>425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425">
            <text:p>425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425">
            <text:p>42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25">
            <text:p>425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425">
            <text:p>425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425">
            <text:p>425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25">
            <text:p>425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25">
            <text:p>425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25">
            <text:p>425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25">
            <text:p>425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25">
            <text:p>425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425">
            <text:p>425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26">
            <text:p>426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26">
            <text:p>426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26">
            <text:p>42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26">
            <text:p>426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26">
            <text:p>426</text:p>
          </table:table-cell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26">
            <text:p>426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26">
            <text:p>426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426">
            <text:p>426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426">
            <text:p>426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26">
            <text:p>426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26">
            <text:p>426</text:p>
          </table:table-cell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426">
            <text:p>426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426">
            <text:p>426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426">
            <text:p>426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426">
            <text:p>426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426">
            <text:p>42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426">
            <text:p>426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426">
            <text:p>426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426">
            <text:p>426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426">
            <text:p>426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426">
            <text:p>426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426">
            <text:p>426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426">
            <text:p>426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office:value-type="float" office:value="426">
            <text:p>426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426">
            <text:p>426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float" office:value="426">
            <text:p>426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office:value-type="float" office:value="426">
            <text:p>426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office:value-type="float" office:value="426">
            <text:p>426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427">
            <text:p>427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427">
            <text:p>42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427">
            <text:p>42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427">
            <text:p>427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427">
            <text:p>427</text:p>
          </table:table-cell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427">
            <text:p>427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float" office:value="427">
            <text:p>427</text:p>
          </table:table-cell>
          <table:table-cell office:value-type="float" office:value="1140">
            <text:p>114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427">
            <text:p>427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427">
            <text:p>427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427">
            <text:p>427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427">
            <text:p>42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427">
            <text:p>427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427">
            <text:p>427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office:value-type="float" office:value="427">
            <text:p>427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427">
            <text:p>427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427">
            <text:p>427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427">
            <text:p>427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427">
            <text:p>427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427">
            <text:p>427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427">
            <text:p>42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office:value-type="float" office:value="427">
            <text:p>427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427">
            <text:p>427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427">
            <text:p>427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427">
            <text:p>427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427">
            <text:p>427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427">
            <text:p>427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427">
            <text:p>427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427">
            <text:p>427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427">
            <text:p>427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427">
            <text:p>427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427">
            <text:p>427</text:p>
          </table:table-cell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427">
            <text:p>427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427">
            <text:p>427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427">
            <text:p>427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427">
            <text:p>427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427">
            <text:p>427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427">
            <text:p>427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428">
            <text:p>428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428">
            <text:p>428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428">
            <text:p>428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float" office:value="428">
            <text:p>428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428">
            <text:p>428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428">
            <text:p>428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428">
            <text:p>428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428">
            <text:p>428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office:value-type="float" office:value="428">
            <text:p>428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float" office:value="428">
            <text:p>428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428">
            <text:p>428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428">
            <text:p>428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float" office:value="428">
            <text:p>428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428">
            <text:p>428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float" office:value="428">
            <text:p>428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office:value-type="float" office:value="428">
            <text:p>428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428">
            <text:p>428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428">
            <text:p>428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office:value-type="float" office:value="428">
            <text:p>428</text:p>
          </table:table-cell>
          <table:table-cell office:value-type="float" office:value="451">
            <text:p>45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428">
            <text:p>428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428">
            <text:p>428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428">
            <text:p>428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428">
            <text:p>428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428">
            <text:p>428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428">
            <text:p>428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28">
            <text:p>428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428">
            <text:p>428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428">
            <text:p>428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428">
            <text:p>428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429">
            <text:p>429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429">
            <text:p>429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office:value-type="float" office:value="429">
            <text:p>429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429">
            <text:p>429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429">
            <text:p>429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office:value-type="float" office:value="429">
            <text:p>429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429">
            <text:p>429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office:value-type="float" office:value="429">
            <text:p>429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429">
            <text:p>429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float" office:value="429">
            <text:p>429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float" office:value="429">
            <text:p>429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429">
            <text:p>429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429">
            <text:p>429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429">
            <text:p>429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float" office:value="429">
            <text:p>429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429">
            <text:p>429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429">
            <text:p>429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429">
            <text:p>429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429">
            <text:p>429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429">
            <text:p>4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429">
            <text:p>429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office:value-type="float" office:value="429">
            <text:p>429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429">
            <text:p>429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429">
            <text:p>429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429">
            <text:p>429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429">
            <text:p>429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office:value-type="float" office:value="429">
            <text:p>429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429">
            <text:p>429</text:p>
          </table:table-cell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429">
            <text:p>429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float" office:value="429">
            <text:p>429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429">
            <text:p>429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float" office:value="430">
            <text:p>43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430">
            <text:p>43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430">
            <text:p>430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float" office:value="430">
            <text:p>430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float" office:value="430">
            <text:p>430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430">
            <text:p>43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430">
            <text:p>430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430">
            <text:p>43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430">
            <text:p>430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430">
            <text:p>43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float" office:value="430">
            <text:p>43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430">
            <text:p>430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float" office:value="430">
            <text:p>430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float" office:value="430">
            <text:p>43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430">
            <text:p>430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430">
            <text:p>43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office:value-type="float" office:value="430">
            <text:p>43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430">
            <text:p>43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430">
            <text:p>430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float" office:value="430">
            <text:p>430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office:value-type="float" office:value="430">
            <text:p>43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430">
            <text:p>430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430">
            <text:p>430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430">
            <text:p>430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430">
            <text:p>43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430">
            <text:p>430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office:value-type="float" office:value="430">
            <text:p>43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430">
            <text:p>43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office:value-type="float" office:value="430">
            <text:p>43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430">
            <text:p>43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30">
            <text:p>43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office:value-type="float" office:value="430">
            <text:p>43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431">
            <text:p>431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431">
            <text:p>431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431">
            <text:p>431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431">
            <text:p>431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431">
            <text:p>431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float" office:value="431">
            <text:p>43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431">
            <text:p>431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431">
            <text:p>431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431">
            <text:p>431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float" office:value="431">
            <text:p>431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431">
            <text:p>431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431">
            <text:p>431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431">
            <text:p>431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431">
            <text:p>431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431">
            <text:p>431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431">
            <text:p>431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431">
            <text:p>43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431">
            <text:p>43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431">
            <text:p>431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float" office:value="431">
            <text:p>431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431">
            <text:p>431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431">
            <text:p>431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431">
            <text:p>43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431">
            <text:p>43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431">
            <text:p>431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431">
            <text:p>431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431">
            <text:p>431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431">
            <text:p>431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431">
            <text:p>431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431">
            <text:p>431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431">
            <text:p>431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431">
            <text:p>431</text:p>
          </table:table-cell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431">
            <text:p>431</text:p>
          </table:table-cell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432">
            <text:p>432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432">
            <text:p>432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office:value-type="float" office:value="432">
            <text:p>432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432">
            <text:p>432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float" office:value="432">
            <text:p>43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432">
            <text:p>432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432">
            <text:p>432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432">
            <text:p>432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float" office:value="432">
            <text:p>432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432">
            <text:p>432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office:value-type="float" office:value="432">
            <text:p>432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float" office:value="432">
            <text:p>432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float" office:value="432">
            <text:p>432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432">
            <text:p>432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432">
            <text:p>432</text:p>
          </table:table-cell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office:value-type="float" office:value="432">
            <text:p>432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432">
            <text:p>432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432">
            <text:p>43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office:value-type="float" office:value="432">
            <text:p>432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432">
            <text:p>432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432">
            <text:p>432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float" office:value="432">
            <text:p>432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432">
            <text:p>432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432">
            <text:p>432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432">
            <text:p>432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432">
            <text:p>43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432">
            <text:p>432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432">
            <text:p>432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office:value-type="float" office:value="432">
            <text:p>432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office:value-type="float" office:value="432">
            <text:p>432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office:value-type="float" office:value="432">
            <text:p>432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float" office:value="432">
            <text:p>432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office:value-type="float" office:value="433">
            <text:p>433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float" office:value="433">
            <text:p>43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office:value-type="float" office:value="433">
            <text:p>43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office:value-type="float" office:value="433">
            <text:p>43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office:value-type="float" office:value="433">
            <text:p>43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433">
            <text:p>433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433">
            <text:p>433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433">
            <text:p>433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433">
            <text:p>43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433">
            <text:p>433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433">
            <text:p>433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433">
            <text:p>433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433">
            <text:p>433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float" office:value="433">
            <text:p>433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433">
            <text:p>433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433">
            <text:p>433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float" office:value="433">
            <text:p>433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float" office:value="433">
            <text:p>433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float" office:value="433">
            <text:p>433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433">
            <text:p>433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office:value-type="float" office:value="433">
            <text:p>433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float" office:value="433">
            <text:p>433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float" office:value="433">
            <text:p>433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433">
            <text:p>433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433">
            <text:p>433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433">
            <text:p>433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433">
            <text:p>433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433">
            <text:p>43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433">
            <text:p>433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office:value-type="float" office:value="433">
            <text:p>433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433">
            <text:p>433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433">
            <text:p>433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433">
            <text:p>433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office:value-type="float" office:value="433">
            <text:p>433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float" office:value="433">
            <text:p>433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float" office:value="433">
            <text:p>433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433">
            <text:p>433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434">
            <text:p>434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float" office:value="434">
            <text:p>434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float" office:value="434">
            <text:p>434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434">
            <text:p>434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434">
            <text:p>434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office:value-type="float" office:value="434">
            <text:p>434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434">
            <text:p>434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office:value-type="float" office:value="434">
            <text:p>43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float" office:value="434">
            <text:p>434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office:value-type="float" office:value="434">
            <text:p>434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office:value-type="float" office:value="434">
            <text:p>434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float" office:value="434">
            <text:p>434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434">
            <text:p>434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float" office:value="434">
            <text:p>434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434">
            <text:p>434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float" office:value="434">
            <text:p>434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float" office:value="434">
            <text:p>434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434">
            <text:p>43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float" office:value="434">
            <text:p>434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float" office:value="434">
            <text:p>434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434">
            <text:p>434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434">
            <text:p>434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434">
            <text:p>434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float" office:value="434">
            <text:p>434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float" office:value="434">
            <text:p>434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float" office:value="435">
            <text:p>435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float" office:value="435">
            <text:p>435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office:value-type="float" office:value="435">
            <text:p>43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float" office:value="435">
            <text:p>43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float" office:value="435">
            <text:p>435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float" office:value="435">
            <text:p>43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office:value-type="float" office:value="435">
            <text:p>43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float" office:value="435">
            <text:p>435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float" office:value="435">
            <text:p>43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float" office:value="435">
            <text:p>43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float" office:value="435">
            <text:p>435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float" office:value="435">
            <text:p>435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435">
            <text:p>43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435">
            <text:p>43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float" office:value="435">
            <text:p>43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435">
            <text:p>435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float" office:value="435">
            <text:p>435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float" office:value="435">
            <text:p>43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435">
            <text:p>43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435">
            <text:p>435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float" office:value="435">
            <text:p>435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float" office:value="435">
            <text:p>43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office:value-type="float" office:value="435">
            <text:p>43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436">
            <text:p>436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float" office:value="436">
            <text:p>436</text:p>
          </table:table-cell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float" office:value="436">
            <text:p>436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float" office:value="436">
            <text:p>436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float" office:value="436">
            <text:p>436</text:p>
          </table:table-cell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436">
            <text:p>436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436">
            <text:p>436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float" office:value="436">
            <text:p>436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float" office:value="436">
            <text:p>436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436">
            <text:p>436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436">
            <text:p>436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436">
            <text:p>436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float" office:value="436">
            <text:p>436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436">
            <text:p>436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436">
            <text:p>436</text:p>
          </table:table-cell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436">
            <text:p>436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436">
            <text:p>436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436">
            <text:p>436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436">
            <text:p>436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float" office:value="436">
            <text:p>436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436">
            <text:p>436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436">
            <text:p>436</text:p>
          </table:table-cell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436">
            <text:p>436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436">
            <text:p>436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float" office:value="436">
            <text:p>436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36">
            <text:p>436</text:p>
          </table:table-cell>
          <table:table-cell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437">
            <text:p>437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437">
            <text:p>437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437">
            <text:p>437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437">
            <text:p>437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office:value-type="float" office:value="437">
            <text:p>437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office:value-type="float" office:value="437">
            <text:p>437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float" office:value="437">
            <text:p>437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office:value-type="float" office:value="437">
            <text:p>43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float" office:value="437">
            <text:p>437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float" office:value="437">
            <text:p>437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float" office:value="437">
            <text:p>437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float" office:value="437">
            <text:p>43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office:value-type="float" office:value="437">
            <text:p>437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float" office:value="437">
            <text:p>437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float" office:value="437">
            <text:p>437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office:value-type="float" office:value="437">
            <text:p>437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39">
            <text:p>2939</text:p>
          </table:table-cell>
          <table:table-cell office:value-type="float" office:value="437">
            <text:p>437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office:value-type="float" office:value="437">
            <text:p>437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office:value-type="float" office:value="437">
            <text:p>437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437">
            <text:p>437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office:value-type="float" office:value="437">
            <text:p>437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float" office:value="437">
            <text:p>437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office:value-type="float" office:value="437">
            <text:p>437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54">
            <text:p>2954</text:p>
          </table:table-cell>
          <table:table-cell office:value-type="float" office:value="437">
            <text:p>437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float" office:value="437">
            <text:p>437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58">
            <text:p>2958</text:p>
          </table:table-cell>
          <table:table-cell office:value-type="float" office:value="437">
            <text:p>437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59">
            <text:p>2959</text:p>
          </table:table-cell>
          <table:table-cell office:value-type="float" office:value="437">
            <text:p>437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office:value-type="float" office:value="438">
            <text:p>438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float" office:value="438">
            <text:p>438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office:value-type="float" office:value="438">
            <text:p>438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float" office:value="438">
            <text:p>438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office:value-type="float" office:value="438">
            <text:p>438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office:value-type="float" office:value="438">
            <text:p>438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float" office:value="438">
            <text:p>438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office:value-type="float" office:value="438">
            <text:p>438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38">
            <text:p>438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office:value-type="float" office:value="438">
            <text:p>438</text:p>
          </table:table-cell>
          <table:table-cell office:value-type="float" office:value="3841">
            <text:p>384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017">
            <text:p>3017</text:p>
          </table:table-cell>
          <table:table-cell office:value-type="float" office:value="438">
            <text:p>438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office:value-type="float" office:value="438">
            <text:p>438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438">
            <text:p>438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office:value-type="float" office:value="438">
            <text:p>438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office:value-type="float" office:value="438">
            <text:p>438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float" office:value="438">
            <text:p>438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office:value-type="float" office:value="439">
            <text:p>439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office:value-type="float" office:value="439">
            <text:p>439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439">
            <text:p>439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439">
            <text:p>439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office:value-type="float" office:value="439">
            <text:p>439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float" office:value="439">
            <text:p>439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54">
            <text:p>3054</text:p>
          </table:table-cell>
          <table:table-cell office:value-type="float" office:value="439">
            <text:p>439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float" office:value="439">
            <text:p>439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float" office:value="439">
            <text:p>439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float" office:value="439">
            <text:p>439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61">
            <text:p>3061</text:p>
          </table:table-cell>
          <table:table-cell office:value-type="float" office:value="439">
            <text:p>43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office:value-type="float" office:value="439">
            <text:p>439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439">
            <text:p>439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office:value-type="float" office:value="439">
            <text:p>439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77">
            <text:p>3077</text:p>
          </table:table-cell>
          <table:table-cell office:value-type="float" office:value="439">
            <text:p>439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78">
            <text:p>3078</text:p>
          </table:table-cell>
          <table:table-cell office:value-type="float" office:value="439">
            <text:p>43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office:value-type="float" office:value="439">
            <text:p>439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83">
            <text:p>3083</text:p>
          </table:table-cell>
          <table:table-cell office:value-type="float" office:value="439">
            <text:p>439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float" office:value="439">
            <text:p>439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float" office:value="439">
            <text:p>439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office:value-type="float" office:value="439">
            <text:p>439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91">
            <text:p>3091</text:p>
          </table:table-cell>
          <table:table-cell office:value-type="float" office:value="439">
            <text:p>439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439">
            <text:p>439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office:value-type="float" office:value="439">
            <text:p>439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97">
            <text:p>3097</text:p>
          </table:table-cell>
          <table:table-cell office:value-type="float" office:value="439">
            <text:p>43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098">
            <text:p>3098</text:p>
          </table:table-cell>
          <table:table-cell office:value-type="float" office:value="439">
            <text:p>439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float" office:value="439">
            <text:p>439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office:value-type="float" office:value="439">
            <text:p>439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float" office:value="439">
            <text:p>439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float" office:value="439">
            <text:p>439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09">
            <text:p>3109</text:p>
          </table:table-cell>
          <table:table-cell office:value-type="float" office:value="439">
            <text:p>4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439">
            <text:p>43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float" office:value="439">
            <text:p>439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float" office:value="439">
            <text:p>439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float" office:value="440">
            <text:p>440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float" office:value="440">
            <text:p>44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float" office:value="440">
            <text:p>44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440">
            <text:p>440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float" office:value="440">
            <text:p>44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office:value-type="float" office:value="440">
            <text:p>440</text:p>
          </table:table-cell>
          <table:table-cell office:value-type="float" office:value="2807">
            <text:p>280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office:value-type="float" office:value="440">
            <text:p>440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float" office:value="440">
            <text:p>440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75">
            <text:p>3175</text:p>
          </table:table-cell>
          <table:table-cell office:value-type="float" office:value="440">
            <text:p>440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office:value-type="float" office:value="440">
            <text:p>440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440">
            <text:p>44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float" office:value="440">
            <text:p>440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195">
            <text:p>3195</text:p>
          </table:table-cell>
          <table:table-cell office:value-type="float" office:value="440">
            <text:p>440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float" office:value="441">
            <text:p>44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float" office:value="441">
            <text:p>441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float" office:value="441">
            <text:p>441</text:p>
          </table:table-cell>
          <table:table-cell office:value-type="float" office:value="5493">
            <text:p>549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441">
            <text:p>441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office:value-type="float" office:value="441">
            <text:p>441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27">
            <text:p>3227</text:p>
          </table:table-cell>
          <table:table-cell office:value-type="float" office:value="441">
            <text:p>441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office:value-type="float" office:value="441">
            <text:p>441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36">
            <text:p>3236</text:p>
          </table:table-cell>
          <table:table-cell office:value-type="float" office:value="441">
            <text:p>441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441">
            <text:p>441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office:value-type="float" office:value="441">
            <text:p>441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float" office:value="441">
            <text:p>441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62">
            <text:p>3262</text:p>
          </table:table-cell>
          <table:table-cell office:value-type="float" office:value="441">
            <text:p>44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63">
            <text:p>3263</text:p>
          </table:table-cell>
          <table:table-cell office:value-type="float" office:value="441">
            <text:p>44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67">
            <text:p>3267</text:p>
          </table:table-cell>
          <table:table-cell office:value-type="float" office:value="441">
            <text:p>441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office:value-type="float" office:value="441">
            <text:p>441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74">
            <text:p>3274</text:p>
          </table:table-cell>
          <table:table-cell office:value-type="float" office:value="441">
            <text:p>441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76">
            <text:p>3276</text:p>
          </table:table-cell>
          <table:table-cell office:value-type="float" office:value="441">
            <text:p>441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float" office:value="441">
            <text:p>441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float" office:value="442">
            <text:p>442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office:value-type="float" office:value="442">
            <text:p>442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float" office:value="442">
            <text:p>442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299">
            <text:p>3299</text:p>
          </table:table-cell>
          <table:table-cell office:value-type="float" office:value="442">
            <text:p>442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442">
            <text:p>442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442">
            <text:p>442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442">
            <text:p>442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442">
            <text:p>442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office:value-type="float" office:value="442">
            <text:p>442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442">
            <text:p>442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442">
            <text:p>442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442">
            <text:p>44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442">
            <text:p>442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442">
            <text:p>442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office:value-type="float" office:value="442">
            <text:p>442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29">
            <text:p>3329</text:p>
          </table:table-cell>
          <table:table-cell office:value-type="float" office:value="442">
            <text:p>442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office:value-type="float" office:value="442">
            <text:p>442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442">
            <text:p>44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office:value-type="float" office:value="442">
            <text:p>442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442">
            <text:p>442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442">
            <text:p>442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442">
            <text:p>442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442">
            <text:p>442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442">
            <text:p>442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442">
            <text:p>442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442">
            <text:p>442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442">
            <text:p>44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442">
            <text:p>4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office:value-type="float" office:value="443">
            <text:p>443</text:p>
          </table:table-cell>
          <table:table-cell office:value-type="float" office:value="3885">
            <text:p>388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443">
            <text:p>443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443">
            <text:p>443</text:p>
          </table:table-cell>
          <table:table-cell office:value-type="float" office:value="1529">
            <text:p>152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79">
            <text:p>3379</text:p>
          </table:table-cell>
          <table:table-cell office:value-type="float" office:value="443">
            <text:p>443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 office:value-type="float" office:value="443">
            <text:p>443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office:value-type="float" office:value="443">
            <text:p>443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float" office:value="443">
            <text:p>443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office:value-type="float" office:value="443">
            <text:p>443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float" office:value="443">
            <text:p>443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office:value-type="float" office:value="443">
            <text:p>443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399">
            <text:p>339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443">
            <text:p>443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13">
            <text:p>3413</text:p>
          </table:table-cell>
          <table:table-cell office:value-type="float" office:value="443">
            <text:p>443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15">
            <text:p>3415</text:p>
          </table:table-cell>
          <table:table-cell office:value-type="float" office:value="443">
            <text:p>443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office:value-type="float" office:value="443">
            <text:p>443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443">
            <text:p>443</text:p>
          </table:table-cell>
          <table:table-cell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443">
            <text:p>443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office:value-type="float" office:value="443">
            <text:p>443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443">
            <text:p>443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443">
            <text:p>443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443">
            <text:p>443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443">
            <text:p>443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443">
            <text:p>443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443">
            <text:p>443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443">
            <text:p>443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office:value-type="float" office:value="443">
            <text:p>443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444">
            <text:p>444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office:value-type="float" office:value="444">
            <text:p>444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office:value-type="float" office:value="444">
            <text:p>444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444">
            <text:p>444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444">
            <text:p>444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444">
            <text:p>444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office:value-type="float" office:value="444">
            <text:p>444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float" office:value="444">
            <text:p>444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float" office:value="444">
            <text:p>444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office:value-type="float" office:value="444">
            <text:p>444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office:value-type="float" office:value="444">
            <text:p>44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office:value-type="float" office:value="444">
            <text:p>444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office:value-type="float" office:value="444">
            <text:p>444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444">
            <text:p>444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444">
            <text:p>444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79">
            <text:p>3479</text:p>
          </table:table-cell>
          <table:table-cell office:value-type="float" office:value="444">
            <text:p>444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office:value-type="float" office:value="444">
            <text:p>444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office:value-type="float" office:value="444">
            <text:p>444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office:value-type="float" office:value="444">
            <text:p>44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office:value-type="float" office:value="444">
            <text:p>444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office:value-type="float" office:value="444">
            <text:p>444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office:value-type="float" office:value="444">
            <text:p>444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office:value-type="float" office:value="444">
            <text:p>444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float" office:value="444">
            <text:p>444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444">
            <text:p>444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office:value-type="float" office:value="444">
            <text:p>444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19">
            <text:p>3519</text:p>
          </table:table-cell>
          <table:table-cell office:value-type="float" office:value="444">
            <text:p>444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524">
            <text:p>3524</text:p>
          </table:table-cell>
          <table:table-cell office:value-type="float" office:value="445">
            <text:p>445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office:value-type="float" office:value="445">
            <text:p>445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office:value-type="float" office:value="445">
            <text:p>445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office:value-type="float" office:value="445">
            <text:p>445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41">
            <text:p>3541</text:p>
          </table:table-cell>
          <table:table-cell office:value-type="float" office:value="445">
            <text:p>445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float" office:value="445">
            <text:p>445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office:value-type="float" office:value="445">
            <text:p>445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44">
            <text:p>3544</text:p>
          </table:table-cell>
          <table:table-cell office:value-type="float" office:value="445">
            <text:p>445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float" office:value="445">
            <text:p>445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office:value-type="float" office:value="445">
            <text:p>445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445">
            <text:p>445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office:value-type="float" office:value="445">
            <text:p>445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office:value-type="float" office:value="445">
            <text:p>445</text:p>
          </table:table-cell>
          <table:table-cell office:value-type="float" office:value="463">
            <text:p>46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office:value-type="float" office:value="445">
            <text:p>445</text:p>
          </table:table-cell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office:value-type="float" office:value="445">
            <text:p>445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float" office:value="445">
            <text:p>445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float" office:value="445">
            <text:p>445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float" office:value="445">
            <text:p>445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office:value-type="float" office:value="445">
            <text:p>445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office:value-type="float" office:value="445">
            <text:p>445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589">
            <text:p>3589</text:p>
          </table:table-cell>
          <table:table-cell office:value-type="float" office:value="445">
            <text:p>445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office:value-type="float" office:value="446">
            <text:p>446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float" office:value="446">
            <text:p>446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446">
            <text:p>446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office:value-type="float" office:value="446">
            <text:p>446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float" office:value="446">
            <text:p>446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float" office:value="446">
            <text:p>446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office:value-type="float" office:value="446">
            <text:p>446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office:value-type="float" office:value="446">
            <text:p>446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446">
            <text:p>446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446">
            <text:p>446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office:value-type="float" office:value="446">
            <text:p>446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office:value-type="float" office:value="446">
            <text:p>446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float" office:value="446">
            <text:p>446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float" office:value="446">
            <text:p>446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446">
            <text:p>446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office:value-type="float" office:value="446">
            <text:p>446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43">
            <text:p>3643</text:p>
          </table:table-cell>
          <table:table-cell office:value-type="float" office:value="446">
            <text:p>44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float" office:value="446">
            <text:p>446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office:value-type="float" office:value="446">
            <text:p>446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446">
            <text:p>446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float" office:value="446">
            <text:p>446</text:p>
          </table:table-cell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float" office:value="446">
            <text:p>446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69">
            <text:p>3669</text:p>
          </table:table-cell>
          <table:table-cell office:value-type="float" office:value="446">
            <text:p>446</text:p>
          </table:table-cell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74">
            <text:p>3674</text:p>
          </table:table-cell>
          <table:table-cell office:value-type="float" office:value="446">
            <text:p>446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float" office:value="446">
            <text:p>446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office:value-type="float" office:value="447">
            <text:p>447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83">
            <text:p>3683</text:p>
          </table:table-cell>
          <table:table-cell office:value-type="float" office:value="447">
            <text:p>447</text:p>
          </table:table-cell>
          <table:table-cell office:value-type="float" office:value="617">
            <text:p>61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86">
            <text:p>3686</text:p>
          </table:table-cell>
          <table:table-cell office:value-type="float" office:value="447">
            <text:p>447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87">
            <text:p>3687</text:p>
          </table:table-cell>
          <table:table-cell office:value-type="float" office:value="447">
            <text:p>447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89">
            <text:p>3689</text:p>
          </table:table-cell>
          <table:table-cell office:value-type="float" office:value="447">
            <text:p>447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office:value-type="float" office:value="447">
            <text:p>447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office:value-type="float" office:value="447">
            <text:p>447</text:p>
          </table:table-cell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office:value-type="float" office:value="447">
            <text:p>44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office:value-type="float" office:value="447">
            <text:p>447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office:value-type="float" office:value="447">
            <text:p>447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float" office:value="447">
            <text:p>447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06">
            <text:p>3706</text:p>
          </table:table-cell>
          <table:table-cell office:value-type="float" office:value="447">
            <text:p>447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float" office:value="447">
            <text:p>447</text:p>
          </table:table-cell>
          <table:table-cell office:value-type="float" office:value="1213">
            <text:p>121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09">
            <text:p>3709</text:p>
          </table:table-cell>
          <table:table-cell office:value-type="float" office:value="447">
            <text:p>447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447">
            <text:p>447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office:value-type="float" office:value="447">
            <text:p>447</text:p>
          </table:table-cell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19">
            <text:p>3719</text:p>
          </table:table-cell>
          <table:table-cell office:value-type="float" office:value="447">
            <text:p>447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447">
            <text:p>447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28">
            <text:p>3728</text:p>
          </table:table-cell>
          <table:table-cell office:value-type="float" office:value="447">
            <text:p>44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31">
            <text:p>3731</text:p>
          </table:table-cell>
          <table:table-cell office:value-type="float" office:value="447">
            <text:p>447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office:value-type="float" office:value="447">
            <text:p>447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447">
            <text:p>44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39">
            <text:p>3739</text:p>
          </table:table-cell>
          <table:table-cell office:value-type="float" office:value="447">
            <text:p>447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447">
            <text:p>447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office:value-type="float" office:value="447">
            <text:p>447</text:p>
          </table:table-cell>
          <table:table-cell office:value-type="float" office:value="666">
            <text:p>66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float" office:value="447">
            <text:p>447</text:p>
          </table:table-cell>
          <table:table-cell office:value-type="float" office:value="938">
            <text:p>9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55">
            <text:p>3755</text:p>
          </table:table-cell>
          <table:table-cell office:value-type="float" office:value="447">
            <text:p>447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float" office:value="447">
            <text:p>447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61">
            <text:p>3761</text:p>
          </table:table-cell>
          <table:table-cell office:value-type="float" office:value="448">
            <text:p>448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float" office:value="448">
            <text:p>448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float" office:value="448">
            <text:p>448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68">
            <text:p>3768</text:p>
          </table:table-cell>
          <table:table-cell office:value-type="float" office:value="448">
            <text:p>448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office:value-type="float" office:value="448">
            <text:p>448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75">
            <text:p>3775</text:p>
          </table:table-cell>
          <table:table-cell office:value-type="float" office:value="448">
            <text:p>448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78">
            <text:p>3778</text:p>
          </table:table-cell>
          <table:table-cell office:value-type="float" office:value="448">
            <text:p>448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79">
            <text:p>3779</text:p>
          </table:table-cell>
          <table:table-cell office:value-type="float" office:value="448">
            <text:p>448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office:value-type="float" office:value="448">
            <text:p>448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89">
            <text:p>3789</text:p>
          </table:table-cell>
          <table:table-cell office:value-type="float" office:value="448">
            <text:p>448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office:value-type="float" office:value="448">
            <text:p>448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448">
            <text:p>448</text:p>
          </table:table-cell>
          <table:table-cell office:value-type="float" office:value="522">
            <text:p>52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office:value-type="float" office:value="448">
            <text:p>448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03">
            <text:p>3803</text:p>
          </table:table-cell>
          <table:table-cell office:value-type="float" office:value="448">
            <text:p>448</text:p>
          </table:table-cell>
          <table:table-cell office:value-type="float" office:value="526">
            <text:p>52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office:value-type="float" office:value="448">
            <text:p>448</text:p>
          </table:table-cell>
          <table:table-cell office:value-type="float" office:value="604">
            <text:p>60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office:value-type="float" office:value="448">
            <text:p>448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448">
            <text:p>448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float" office:value="448">
            <text:p>448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float" office:value="448">
            <text:p>448</text:p>
          </table:table-cell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float" office:value="448">
            <text:p>448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office:value-type="float" office:value="448">
            <text:p>448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float" office:value="448">
            <text:p>448</text:p>
          </table:table-cell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float" office:value="448">
            <text:p>448</text:p>
          </table:table-cell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office:value-type="float" office:value="448">
            <text:p>448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38">
            <text:p>3838</text:p>
          </table:table-cell>
          <table:table-cell office:value-type="float" office:value="448">
            <text:p>448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841">
            <text:p>3841</text:p>
          </table:table-cell>
          <table:table-cell office:value-type="float" office:value="449">
            <text:p>449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43">
            <text:p>3843</text:p>
          </table:table-cell>
          <table:table-cell office:value-type="float" office:value="449">
            <text:p>449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449">
            <text:p>449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47">
            <text:p>3847</text:p>
          </table:table-cell>
          <table:table-cell office:value-type="float" office:value="449">
            <text:p>449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49">
            <text:p>3849</text:p>
          </table:table-cell>
          <table:table-cell office:value-type="float" office:value="449">
            <text:p>449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office:value-type="float" office:value="449">
            <text:p>449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53">
            <text:p>3853</text:p>
          </table:table-cell>
          <table:table-cell office:value-type="float" office:value="449">
            <text:p>449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58">
            <text:p>3858</text:p>
          </table:table-cell>
          <table:table-cell office:value-type="float" office:value="449">
            <text:p>449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59">
            <text:p>3859</text:p>
          </table:table-cell>
          <table:table-cell office:value-type="float" office:value="449">
            <text:p>44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449">
            <text:p>449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63">
            <text:p>3863</text:p>
          </table:table-cell>
          <table:table-cell office:value-type="float" office:value="449">
            <text:p>44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office:value-type="float" office:value="449">
            <text:p>449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69">
            <text:p>3869</text:p>
          </table:table-cell>
          <table:table-cell office:value-type="float" office:value="449">
            <text:p>449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449">
            <text:p>44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449">
            <text:p>449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78">
            <text:p>3878</text:p>
          </table:table-cell>
          <table:table-cell office:value-type="float" office:value="449">
            <text:p>449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79">
            <text:p>3879</text:p>
          </table:table-cell>
          <table:table-cell office:value-type="float" office:value="449">
            <text:p>449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office:value-type="float" office:value="449">
            <text:p>449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office:value-type="float" office:value="449">
            <text:p>449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float" office:value="449">
            <text:p>449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float" office:value="449">
            <text:p>449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899">
            <text:p>3899</text:p>
          </table:table-cell>
          <table:table-cell office:value-type="float" office:value="449">
            <text:p>449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float" office:value="449">
            <text:p>449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449">
            <text:p>449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office:value-type="float" office:value="449">
            <text:p>449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449">
            <text:p>449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office:value-type="float" office:value="449">
            <text:p>449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office:value-type="float" office:value="449">
            <text:p>449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float" office:value="449">
            <text:p>449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float" office:value="449">
            <text:p>449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float" office:value="449">
            <text:p>449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office:value-type="float" office:value="450">
            <text:p>450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office:value-type="float" office:value="450">
            <text:p>450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30">
            <text:p>3930</text:p>
          </table:table-cell>
          <table:table-cell office:value-type="float" office:value="450">
            <text:p>450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office:value-type="float" office:value="450">
            <text:p>450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office:value-type="float" office:value="450">
            <text:p>45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float" office:value="450">
            <text:p>45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float" office:value="450">
            <text:p>450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office:value-type="float" office:value="450">
            <text:p>450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43">
            <text:p>3943</text:p>
          </table:table-cell>
          <table:table-cell office:value-type="float" office:value="450">
            <text:p>450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office:value-type="float" office:value="450">
            <text:p>450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float" office:value="450">
            <text:p>450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float" office:value="450">
            <text:p>450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float" office:value="450">
            <text:p>450</text:p>
          </table:table-cell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450">
            <text:p>450</text:p>
          </table:table-cell>
          <table:table-cell office:value-type="float" office:value="443">
            <text:p>44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61">
            <text:p>3961</text:p>
          </table:table-cell>
          <table:table-cell office:value-type="float" office:value="450">
            <text:p>450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float" office:value="450">
            <text:p>450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float" office:value="450">
            <text:p>450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float" office:value="450">
            <text:p>450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office:value-type="float" office:value="450">
            <text:p>450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office:value-type="float" office:value="450">
            <text:p>450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office:value-type="float" office:value="450">
            <text:p>450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float" office:value="450">
            <text:p>450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office:value-type="float" office:value="450">
            <text:p>450</text:p>
          </table:table-cell>
          <table:table-cell office:value-type="float" office:value="489">
            <text:p>48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office:value-type="float" office:value="451">
            <text:p>45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09">
            <text:p>4009</text:p>
          </table:table-cell>
          <table:table-cell office:value-type="float" office:value="451">
            <text:p>451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451">
            <text:p>451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451">
            <text:p>451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float" office:value="451">
            <text:p>451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float" office:value="451">
            <text:p>451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451">
            <text:p>451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float" office:value="451">
            <text:p>451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23">
            <text:p>4023</text:p>
          </table:table-cell>
          <table:table-cell office:value-type="float" office:value="451">
            <text:p>45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float" office:value="451">
            <text:p>451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451">
            <text:p>451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451">
            <text:p>451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41">
            <text:p>4041</text:p>
          </table:table-cell>
          <table:table-cell office:value-type="float" office:value="451">
            <text:p>451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float" office:value="451">
            <text:p>451</text:p>
          </table:table-cell>
          <table:table-cell office:value-type="float" office:value="670">
            <text:p>67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float" office:value="451">
            <text:p>451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451">
            <text:p>45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float" office:value="451">
            <text:p>451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float" office:value="451">
            <text:p>451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float" office:value="451">
            <text:p>451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float" office:value="451">
            <text:p>451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51">
            <text:p>45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51">
            <text:p>451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float" office:value="451">
            <text:p>451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float" office:value="451">
            <text:p>451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76">
            <text:p>4076</text:p>
          </table:table-cell>
          <table:table-cell office:value-type="float" office:value="451">
            <text:p>451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78">
            <text:p>4078</text:p>
          </table:table-cell>
          <table:table-cell office:value-type="float" office:value="451">
            <text:p>451</text:p>
          </table:table-cell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office:value-type="float" office:value="451">
            <text:p>451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83">
            <text:p>4083</text:p>
          </table:table-cell>
          <table:table-cell office:value-type="float" office:value="452">
            <text:p>452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office:value-type="float" office:value="452">
            <text:p>452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87">
            <text:p>4087</text:p>
          </table:table-cell>
          <table:table-cell office:value-type="float" office:value="452">
            <text:p>452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452">
            <text:p>452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90">
            <text:p>4090</text:p>
          </table:table-cell>
          <table:table-cell office:value-type="float" office:value="452">
            <text:p>452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452">
            <text:p>452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452">
            <text:p>452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office:value-type="float" office:value="452">
            <text:p>452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52">
            <text:p>452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452">
            <text:p>452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03">
            <text:p>4103</text:p>
          </table:table-cell>
          <table:table-cell office:value-type="float" office:value="452">
            <text:p>452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05">
            <text:p>4105</text:p>
          </table:table-cell>
          <table:table-cell office:value-type="float" office:value="452">
            <text:p>452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07">
            <text:p>4107</text:p>
          </table:table-cell>
          <table:table-cell office:value-type="float" office:value="452">
            <text:p>452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office:value-type="float" office:value="452">
            <text:p>45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office:value-type="float" office:value="452">
            <text:p>452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office:value-type="float" office:value="452">
            <text:p>452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13">
            <text:p>4113</text:p>
          </table:table-cell>
          <table:table-cell office:value-type="float" office:value="452">
            <text:p>452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452">
            <text:p>452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15">
            <text:p>4115</text:p>
          </table:table-cell>
          <table:table-cell office:value-type="float" office:value="452">
            <text:p>452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17">
            <text:p>4117</text:p>
          </table:table-cell>
          <table:table-cell office:value-type="float" office:value="452">
            <text:p>452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19">
            <text:p>4119</text:p>
          </table:table-cell>
          <table:table-cell office:value-type="float" office:value="452">
            <text:p>452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float" office:value="452">
            <text:p>452</text:p>
          </table:table-cell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float" office:value="452">
            <text:p>452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26">
            <text:p>4126</text:p>
          </table:table-cell>
          <table:table-cell office:value-type="float" office:value="452">
            <text:p>452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office:value-type="float" office:value="452">
            <text:p>452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float" office:value="452">
            <text:p>452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41">
            <text:p>4141</text:p>
          </table:table-cell>
          <table:table-cell office:value-type="float" office:value="452">
            <text:p>452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42">
            <text:p>4142</text:p>
          </table:table-cell>
          <table:table-cell office:value-type="float" office:value="452">
            <text:p>452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47">
            <text:p>4147</text:p>
          </table:table-cell>
          <table:table-cell office:value-type="float" office:value="452">
            <text:p>452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48">
            <text:p>4148</text:p>
          </table:table-cell>
          <table:table-cell office:value-type="float" office:value="452">
            <text:p>452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452">
            <text:p>452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54">
            <text:p>4154</text:p>
          </table:table-cell>
          <table:table-cell office:value-type="float" office:value="452">
            <text:p>45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59">
            <text:p>4159</text:p>
          </table:table-cell>
          <table:table-cell office:value-type="float" office:value="452">
            <text:p>452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float" office:value="453">
            <text:p>453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70">
            <text:p>4170</text:p>
          </table:table-cell>
          <table:table-cell office:value-type="float" office:value="453">
            <text:p>453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74">
            <text:p>4174</text:p>
          </table:table-cell>
          <table:table-cell office:value-type="float" office:value="453">
            <text:p>453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office:value-type="float" office:value="453">
            <text:p>453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79">
            <text:p>4179</text:p>
          </table:table-cell>
          <table:table-cell office:value-type="float" office:value="453">
            <text:p>453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83">
            <text:p>4183</text:p>
          </table:table-cell>
          <table:table-cell office:value-type="float" office:value="453">
            <text:p>453</text:p>
          </table:table-cell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93">
            <text:p>4193</text:p>
          </table:table-cell>
          <table:table-cell office:value-type="float" office:value="453">
            <text:p>453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198">
            <text:p>4198</text:p>
          </table:table-cell>
          <table:table-cell office:value-type="float" office:value="453">
            <text:p>453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453">
            <text:p>453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453">
            <text:p>453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11">
            <text:p>4211</text:p>
          </table:table-cell>
          <table:table-cell office:value-type="float" office:value="453">
            <text:p>453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office:value-type="float" office:value="453">
            <text:p>453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office:value-type="float" office:value="453">
            <text:p>453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22">
            <text:p>4222</text:p>
          </table:table-cell>
          <table:table-cell office:value-type="float" office:value="453">
            <text:p>453</text:p>
          </table:table-cell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29">
            <text:p>4229</text:p>
          </table:table-cell>
          <table:table-cell office:value-type="float" office:value="453">
            <text:p>45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33">
            <text:p>4233</text:p>
          </table:table-cell>
          <table:table-cell office:value-type="float" office:value="453">
            <text:p>45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39">
            <text:p>4239</text:p>
          </table:table-cell>
          <table:table-cell office:value-type="float" office:value="453">
            <text:p>453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244">
            <text:p>4244</text:p>
          </table:table-cell>
          <table:table-cell office:value-type="float" office:value="454">
            <text:p>454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454">
            <text:p>454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54">
            <text:p>4254</text:p>
          </table:table-cell>
          <table:table-cell office:value-type="float" office:value="454">
            <text:p>454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56">
            <text:p>4256</text:p>
          </table:table-cell>
          <table:table-cell office:value-type="float" office:value="454">
            <text:p>454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office:value-type="float" office:value="454">
            <text:p>454</text:p>
          </table:table-cell>
          <table:table-cell office:value-type="float" office:value="472">
            <text:p>47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office:value-type="float" office:value="454">
            <text:p>454</text:p>
          </table:table-cell>
          <table:table-cell office:value-type="float" office:value="1003">
            <text:p>100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61">
            <text:p>4261</text:p>
          </table:table-cell>
          <table:table-cell office:value-type="float" office:value="454">
            <text:p>454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office:value-type="float" office:value="454">
            <text:p>454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67">
            <text:p>4267</text:p>
          </table:table-cell>
          <table:table-cell office:value-type="float" office:value="454">
            <text:p>454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454">
            <text:p>454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76">
            <text:p>4276</text:p>
          </table:table-cell>
          <table:table-cell office:value-type="float" office:value="454">
            <text:p>45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office:value-type="float" office:value="454">
            <text:p>454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office:value-type="float" office:value="454">
            <text:p>454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80">
            <text:p>4280</text:p>
          </table:table-cell>
          <table:table-cell office:value-type="float" office:value="454">
            <text:p>454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82">
            <text:p>4282</text:p>
          </table:table-cell>
          <table:table-cell office:value-type="float" office:value="454">
            <text:p>454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87">
            <text:p>4287</text:p>
          </table:table-cell>
          <table:table-cell office:value-type="float" office:value="454">
            <text:p>454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92">
            <text:p>4292</text:p>
          </table:table-cell>
          <table:table-cell office:value-type="float" office:value="454">
            <text:p>454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454">
            <text:p>454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299">
            <text:p>4299</text:p>
          </table:table-cell>
          <table:table-cell office:value-type="float" office:value="454">
            <text:p>454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office:value-type="float" office:value="454">
            <text:p>454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04">
            <text:p>4304</text:p>
          </table:table-cell>
          <table:table-cell office:value-type="float" office:value="454">
            <text:p>454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08">
            <text:p>4308</text:p>
          </table:table-cell>
          <table:table-cell office:value-type="float" office:value="454">
            <text:p>454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office:value-type="float" office:value="454">
            <text:p>454</text:p>
          </table:table-cell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454">
            <text:p>454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16">
            <text:p>4316</text:p>
          </table:table-cell>
          <table:table-cell office:value-type="float" office:value="454">
            <text:p>454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17">
            <text:p>4317</text:p>
          </table:table-cell>
          <table:table-cell office:value-type="float" office:value="454">
            <text:p>454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18">
            <text:p>4318</text:p>
          </table:table-cell>
          <table:table-cell office:value-type="float" office:value="454">
            <text:p>454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19">
            <text:p>4319</text:p>
          </table:table-cell>
          <table:table-cell office:value-type="float" office:value="454">
            <text:p>454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455">
            <text:p>455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25">
            <text:p>4325</text:p>
          </table:table-cell>
          <table:table-cell office:value-type="float" office:value="455">
            <text:p>455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26">
            <text:p>4326</text:p>
          </table:table-cell>
          <table:table-cell office:value-type="float" office:value="455">
            <text:p>455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30">
            <text:p>4330</text:p>
          </table:table-cell>
          <table:table-cell office:value-type="float" office:value="455">
            <text:p>455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36">
            <text:p>4336</text:p>
          </table:table-cell>
          <table:table-cell office:value-type="float" office:value="455">
            <text:p>455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37">
            <text:p>4337</text:p>
          </table:table-cell>
          <table:table-cell office:value-type="float" office:value="455">
            <text:p>455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41">
            <text:p>4341</text:p>
          </table:table-cell>
          <table:table-cell office:value-type="float" office:value="455">
            <text:p>455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47">
            <text:p>4347</text:p>
          </table:table-cell>
          <table:table-cell office:value-type="float" office:value="455">
            <text:p>455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58">
            <text:p>4358</text:p>
          </table:table-cell>
          <table:table-cell office:value-type="float" office:value="455">
            <text:p>455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61">
            <text:p>4361</text:p>
          </table:table-cell>
          <table:table-cell office:value-type="float" office:value="455">
            <text:p>455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62">
            <text:p>4362</text:p>
          </table:table-cell>
          <table:table-cell office:value-type="float" office:value="455">
            <text:p>455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63">
            <text:p>4363</text:p>
          </table:table-cell>
          <table:table-cell office:value-type="float" office:value="455">
            <text:p>455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64">
            <text:p>4364</text:p>
          </table:table-cell>
          <table:table-cell office:value-type="float" office:value="455">
            <text:p>455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66">
            <text:p>4366</text:p>
          </table:table-cell>
          <table:table-cell office:value-type="float" office:value="455">
            <text:p>455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455">
            <text:p>455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office:value-type="float" office:value="455">
            <text:p>455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455">
            <text:p>455</text:p>
          </table:table-cell>
          <table:table-cell office:value-type="float" office:value="739">
            <text:p>73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455">
            <text:p>455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75">
            <text:p>4375</text:p>
          </table:table-cell>
          <table:table-cell office:value-type="float" office:value="455">
            <text:p>455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79">
            <text:p>4379</text:p>
          </table:table-cell>
          <table:table-cell office:value-type="float" office:value="455">
            <text:p>455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86">
            <text:p>4386</text:p>
          </table:table-cell>
          <table:table-cell office:value-type="float" office:value="455">
            <text:p>45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87">
            <text:p>4387</text:p>
          </table:table-cell>
          <table:table-cell office:value-type="float" office:value="455">
            <text:p>455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391">
            <text:p>4391</text:p>
          </table:table-cell>
          <table:table-cell office:value-type="float" office:value="455">
            <text:p>455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455">
            <text:p>4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03">
            <text:p>4403</text:p>
          </table:table-cell>
          <table:table-cell office:value-type="float" office:value="456">
            <text:p>456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14">
            <text:p>4414</text:p>
          </table:table-cell>
          <table:table-cell office:value-type="float" office:value="456">
            <text:p>456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15">
            <text:p>4415</text:p>
          </table:table-cell>
          <table:table-cell office:value-type="float" office:value="456">
            <text:p>456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office:value-type="float" office:value="456">
            <text:p>456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19">
            <text:p>4419</text:p>
          </table:table-cell>
          <table:table-cell office:value-type="float" office:value="456">
            <text:p>456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office:value-type="float" office:value="456">
            <text:p>456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26">
            <text:p>4426</text:p>
          </table:table-cell>
          <table:table-cell office:value-type="float" office:value="456">
            <text:p>456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office:value-type="float" office:value="456">
            <text:p>456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33">
            <text:p>4433</text:p>
          </table:table-cell>
          <table:table-cell office:value-type="float" office:value="456">
            <text:p>456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office:value-type="float" office:value="456">
            <text:p>456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37">
            <text:p>4437</text:p>
          </table:table-cell>
          <table:table-cell office:value-type="float" office:value="456">
            <text:p>456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44">
            <text:p>4444</text:p>
          </table:table-cell>
          <table:table-cell office:value-type="float" office:value="456">
            <text:p>456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47">
            <text:p>4447</text:p>
          </table:table-cell>
          <table:table-cell office:value-type="float" office:value="456">
            <text:p>456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49">
            <text:p>4449</text:p>
          </table:table-cell>
          <table:table-cell office:value-type="float" office:value="456">
            <text:p>45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office:value-type="float" office:value="456">
            <text:p>456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59">
            <text:p>4459</text:p>
          </table:table-cell>
          <table:table-cell office:value-type="float" office:value="456">
            <text:p>456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61">
            <text:p>4461</text:p>
          </table:table-cell>
          <table:table-cell office:value-type="float" office:value="456">
            <text:p>456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65">
            <text:p>4465</text:p>
          </table:table-cell>
          <table:table-cell office:value-type="float" office:value="456">
            <text:p>456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string">
            <text:p>Grupo B</text:p>
          </table:table-cell>
        </table:table-row>
        <table:table-row table:style-name="ro1">
          <table:table-cell office:value-type="float" office:value="4481">
            <text:p>4481</text:p>
          </table:table-cell>
          <table:table-cell office:value-type="float" office:value="457">
            <text:p>457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483">
            <text:p>4483</text:p>
          </table:table-cell>
          <table:table-cell office:value-type="float" office:value="457">
            <text:p>457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485">
            <text:p>4485</text:p>
          </table:table-cell>
          <table:table-cell office:value-type="float" office:value="457">
            <text:p>457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office:value-type="float" office:value="457">
            <text:p>457</text:p>
          </table:table-cell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494">
            <text:p>4494</text:p>
          </table:table-cell>
          <table:table-cell office:value-type="float" office:value="457">
            <text:p>457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office:value-type="float" office:value="457">
            <text:p>457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office:value-type="float" office:value="457">
            <text:p>457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office:value-type="float" office:value="457">
            <text:p>457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01">
            <text:p>4501</text:p>
          </table:table-cell>
          <table:table-cell office:value-type="float" office:value="457">
            <text:p>457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05">
            <text:p>4505</text:p>
          </table:table-cell>
          <table:table-cell office:value-type="float" office:value="457">
            <text:p>457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457">
            <text:p>457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09">
            <text:p>4509</text:p>
          </table:table-cell>
          <table:table-cell office:value-type="float" office:value="457">
            <text:p>457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office:value-type="float" office:value="457">
            <text:p>457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office:value-type="float" office:value="457">
            <text:p>457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15">
            <text:p>4515</text:p>
          </table:table-cell>
          <table:table-cell office:value-type="float" office:value="457">
            <text:p>45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57">
            <text:p>457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457">
            <text:p>45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22">
            <text:p>4522</text:p>
          </table:table-cell>
          <table:table-cell office:value-type="float" office:value="457">
            <text:p>457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25">
            <text:p>4525</text:p>
          </table:table-cell>
          <table:table-cell office:value-type="float" office:value="457">
            <text:p>457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26">
            <text:p>4526</text:p>
          </table:table-cell>
          <table:table-cell office:value-type="float" office:value="457">
            <text:p>457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457">
            <text:p>457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29">
            <text:p>4529</text:p>
          </table:table-cell>
          <table:table-cell office:value-type="float" office:value="457">
            <text:p>457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57">
            <text:p>457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31">
            <text:p>4531</text:p>
          </table:table-cell>
          <table:table-cell office:value-type="float" office:value="457">
            <text:p>457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457">
            <text:p>457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38">
            <text:p>4538</text:p>
          </table:table-cell>
          <table:table-cell office:value-type="float" office:value="457">
            <text:p>457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457">
            <text:p>457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457">
            <text:p>457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54">
            <text:p>4554</text:p>
          </table:table-cell>
          <table:table-cell office:value-type="float" office:value="457">
            <text:p>457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457">
            <text:p>45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57">
            <text:p>4557</text:p>
          </table:table-cell>
          <table:table-cell office:value-type="float" office:value="457">
            <text:p>457</text:p>
          </table:table-cell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58">
            <text:p>4558</text:p>
          </table:table-cell>
          <table:table-cell office:value-type="float" office:value="457">
            <text:p>457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61">
            <text:p>4561</text:p>
          </table:table-cell>
          <table:table-cell office:value-type="float" office:value="458">
            <text:p>458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65">
            <text:p>4565</text:p>
          </table:table-cell>
          <table:table-cell office:value-type="float" office:value="458">
            <text:p>458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66">
            <text:p>4566</text:p>
          </table:table-cell>
          <table:table-cell office:value-type="float" office:value="458">
            <text:p>45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67">
            <text:p>4567</text:p>
          </table:table-cell>
          <table:table-cell office:value-type="float" office:value="458">
            <text:p>45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75">
            <text:p>4575</text:p>
          </table:table-cell>
          <table:table-cell office:value-type="float" office:value="458">
            <text:p>458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76">
            <text:p>4576</text:p>
          </table:table-cell>
          <table:table-cell office:value-type="float" office:value="458">
            <text:p>458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float" office:value="458">
            <text:p>458</text:p>
          </table:table-cell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79">
            <text:p>4579</text:p>
          </table:table-cell>
          <table:table-cell office:value-type="float" office:value="458">
            <text:p>458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458">
            <text:p>458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82">
            <text:p>4582</text:p>
          </table:table-cell>
          <table:table-cell office:value-type="float" office:value="458">
            <text:p>458</text:p>
          </table:table-cell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458">
            <text:p>458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89">
            <text:p>4589</text:p>
          </table:table-cell>
          <table:table-cell office:value-type="float" office:value="458">
            <text:p>458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91">
            <text:p>4591</text:p>
          </table:table-cell>
          <table:table-cell office:value-type="float" office:value="458">
            <text:p>458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92">
            <text:p>4592</text:p>
          </table:table-cell>
          <table:table-cell office:value-type="float" office:value="458">
            <text:p>458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94">
            <text:p>4594</text:p>
          </table:table-cell>
          <table:table-cell office:value-type="float" office:value="458">
            <text:p>458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95">
            <text:p>4595</text:p>
          </table:table-cell>
          <table:table-cell office:value-type="float" office:value="458">
            <text:p>458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597">
            <text:p>4597</text:p>
          </table:table-cell>
          <table:table-cell office:value-type="float" office:value="458">
            <text:p>458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02">
            <text:p>4602</text:p>
          </table:table-cell>
          <table:table-cell office:value-type="float" office:value="458">
            <text:p>458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06">
            <text:p>4606</text:p>
          </table:table-cell>
          <table:table-cell office:value-type="float" office:value="458">
            <text:p>458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office:value-type="float" office:value="458">
            <text:p>458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08">
            <text:p>4608</text:p>
          </table:table-cell>
          <table:table-cell office:value-type="float" office:value="458">
            <text:p>458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11">
            <text:p>4611</text:p>
          </table:table-cell>
          <table:table-cell office:value-type="float" office:value="458">
            <text:p>458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458">
            <text:p>458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14">
            <text:p>4614</text:p>
          </table:table-cell>
          <table:table-cell office:value-type="float" office:value="458">
            <text:p>458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17">
            <text:p>4617</text:p>
          </table:table-cell>
          <table:table-cell office:value-type="float" office:value="458">
            <text:p>458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18">
            <text:p>4618</text:p>
          </table:table-cell>
          <table:table-cell office:value-type="float" office:value="458">
            <text:p>458</text:p>
          </table:table-cell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office:value-type="float" office:value="458">
            <text:p>458</text:p>
          </table:table-cell>
          <table:table-cell office:value-type="float" office:value="296">
            <text:p>29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21">
            <text:p>4621</text:p>
          </table:table-cell>
          <table:table-cell office:value-type="float" office:value="458">
            <text:p>458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29">
            <text:p>4629</text:p>
          </table:table-cell>
          <table:table-cell office:value-type="float" office:value="458">
            <text:p>458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office:value-type="float" office:value="458">
            <text:p>458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32">
            <text:p>4632</text:p>
          </table:table-cell>
          <table:table-cell office:value-type="float" office:value="458">
            <text:p>458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33">
            <text:p>4633</text:p>
          </table:table-cell>
          <table:table-cell office:value-type="float" office:value="458">
            <text:p>458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35">
            <text:p>4635</text:p>
          </table:table-cell>
          <table:table-cell office:value-type="float" office:value="458">
            <text:p>458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39">
            <text:p>4639</text:p>
          </table:table-cell>
          <table:table-cell office:value-type="float" office:value="458">
            <text:p>458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43">
            <text:p>4643</text:p>
          </table:table-cell>
          <table:table-cell office:value-type="float" office:value="459">
            <text:p>459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44">
            <text:p>4644</text:p>
          </table:table-cell>
          <table:table-cell office:value-type="float" office:value="459">
            <text:p>459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45">
            <text:p>4645</text:p>
          </table:table-cell>
          <table:table-cell office:value-type="float" office:value="459">
            <text:p>459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46">
            <text:p>4646</text:p>
          </table:table-cell>
          <table:table-cell office:value-type="float" office:value="459">
            <text:p>459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51">
            <text:p>4651</text:p>
          </table:table-cell>
          <table:table-cell office:value-type="float" office:value="459">
            <text:p>459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55">
            <text:p>4655</text:p>
          </table:table-cell>
          <table:table-cell office:value-type="float" office:value="459">
            <text:p>459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57">
            <text:p>4657</text:p>
          </table:table-cell>
          <table:table-cell office:value-type="float" office:value="459">
            <text:p>459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58">
            <text:p>4658</text:p>
          </table:table-cell>
          <table:table-cell office:value-type="float" office:value="459">
            <text:p>459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59">
            <text:p>4659</text:p>
          </table:table-cell>
          <table:table-cell office:value-type="float" office:value="459">
            <text:p>459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60">
            <text:p>4660</text:p>
          </table:table-cell>
          <table:table-cell office:value-type="float" office:value="459">
            <text:p>459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62">
            <text:p>4662</text:p>
          </table:table-cell>
          <table:table-cell office:value-type="float" office:value="459">
            <text:p>459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65">
            <text:p>4665</text:p>
          </table:table-cell>
          <table:table-cell office:value-type="float" office:value="459">
            <text:p>459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67">
            <text:p>4667</text:p>
          </table:table-cell>
          <table:table-cell office:value-type="float" office:value="459">
            <text:p>459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77">
            <text:p>4677</text:p>
          </table:table-cell>
          <table:table-cell office:value-type="float" office:value="459">
            <text:p>459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78">
            <text:p>4678</text:p>
          </table:table-cell>
          <table:table-cell office:value-type="float" office:value="459">
            <text:p>459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87">
            <text:p>4687</text:p>
          </table:table-cell>
          <table:table-cell office:value-type="float" office:value="459">
            <text:p>45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88">
            <text:p>4688</text:p>
          </table:table-cell>
          <table:table-cell office:value-type="float" office:value="459">
            <text:p>459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59">
            <text:p>459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90">
            <text:p>4690</text:p>
          </table:table-cell>
          <table:table-cell office:value-type="float" office:value="459">
            <text:p>459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91">
            <text:p>4691</text:p>
          </table:table-cell>
          <table:table-cell office:value-type="float" office:value="459">
            <text:p>459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93">
            <text:p>4693</text:p>
          </table:table-cell>
          <table:table-cell office:value-type="float" office:value="459">
            <text:p>459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696">
            <text:p>4696</text:p>
          </table:table-cell>
          <table:table-cell office:value-type="float" office:value="459">
            <text:p>459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459">
            <text:p>459</text:p>
          </table:table-cell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01">
            <text:p>4701</text:p>
          </table:table-cell>
          <table:table-cell office:value-type="float" office:value="459">
            <text:p>459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10">
            <text:p>4710</text:p>
          </table:table-cell>
          <table:table-cell office:value-type="float" office:value="459">
            <text:p>459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12">
            <text:p>4712</text:p>
          </table:table-cell>
          <table:table-cell office:value-type="float" office:value="459">
            <text:p>459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459">
            <text:p>459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17">
            <text:p>4717</text:p>
          </table:table-cell>
          <table:table-cell office:value-type="float" office:value="459">
            <text:p>459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18">
            <text:p>4718</text:p>
          </table:table-cell>
          <table:table-cell office:value-type="float" office:value="459">
            <text:p>459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459">
            <text:p>459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23">
            <text:p>4723</text:p>
          </table:table-cell>
          <table:table-cell office:value-type="float" office:value="460">
            <text:p>46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460">
            <text:p>460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28">
            <text:p>4728</text:p>
          </table:table-cell>
          <table:table-cell office:value-type="float" office:value="460">
            <text:p>460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29">
            <text:p>4729</text:p>
          </table:table-cell>
          <table:table-cell office:value-type="float" office:value="460">
            <text:p>460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30">
            <text:p>4730</text:p>
          </table:table-cell>
          <table:table-cell office:value-type="float" office:value="460">
            <text:p>460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34">
            <text:p>4734</text:p>
          </table:table-cell>
          <table:table-cell office:value-type="float" office:value="460">
            <text:p>460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35">
            <text:p>4735</text:p>
          </table:table-cell>
          <table:table-cell office:value-type="float" office:value="460">
            <text:p>460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39">
            <text:p>4739</text:p>
          </table:table-cell>
          <table:table-cell office:value-type="float" office:value="460">
            <text:p>460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42">
            <text:p>4742</text:p>
          </table:table-cell>
          <table:table-cell office:value-type="float" office:value="460">
            <text:p>460</text:p>
          </table:table-cell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43">
            <text:p>4743</text:p>
          </table:table-cell>
          <table:table-cell office:value-type="float" office:value="460">
            <text:p>460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48">
            <text:p>4748</text:p>
          </table:table-cell>
          <table:table-cell office:value-type="float" office:value="460">
            <text:p>460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49">
            <text:p>4749</text:p>
          </table:table-cell>
          <table:table-cell office:value-type="float" office:value="460">
            <text:p>46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60">
            <text:p>460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57">
            <text:p>4757</text:p>
          </table:table-cell>
          <table:table-cell office:value-type="float" office:value="460">
            <text:p>460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59">
            <text:p>4759</text:p>
          </table:table-cell>
          <table:table-cell office:value-type="float" office:value="460">
            <text:p>46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460">
            <text:p>460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62">
            <text:p>4762</text:p>
          </table:table-cell>
          <table:table-cell office:value-type="float" office:value="460">
            <text:p>460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65">
            <text:p>4765</text:p>
          </table:table-cell>
          <table:table-cell office:value-type="float" office:value="460">
            <text:p>460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70">
            <text:p>4770</text:p>
          </table:table-cell>
          <table:table-cell office:value-type="float" office:value="460">
            <text:p>46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office:value-type="float" office:value="460">
            <text:p>460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79">
            <text:p>4779</text:p>
          </table:table-cell>
          <table:table-cell office:value-type="float" office:value="460">
            <text:p>460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82">
            <text:p>4782</text:p>
          </table:table-cell>
          <table:table-cell office:value-type="float" office:value="460">
            <text:p>460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460">
            <text:p>460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96">
            <text:p>4796</text:p>
          </table:table-cell>
          <table:table-cell office:value-type="float" office:value="460">
            <text:p>460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  <table:table-row table:style-name="ro1">
          <table:table-cell office:value-type="float" office:value="4799">
            <text:p>4799</text:p>
          </table:table-cell>
          <table:table-cell office:value-type="float" office:value="460">
            <text:p>460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Grupo A</text:p>
          </table:table-cell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24/08/2021</text:date>, <text:time>21:35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ella Marabotto Medina</meta:initial-creator>
    <meta:creation-date>2021-08-24T15:26:29.66</meta:creation-date>
    <dc:date>2021-08-24T21:35:54.79</dc:date>
    <dc:creator>Antonella Marabotto Medina</dc:creator>
    <meta:editing-duration>PT6H9M30S</meta:editing-duration>
    <meta:editing-cycles>1</meta:editing-cycles>
    <meta:document-statistic meta:table-count="3" meta:cell-count="8600" meta:object-count="0"/>
    <meta:generator>OpenOffice/4.1.9$Win32 OpenOffice.org_project/419m1$Build-9805</meta:generator>
  </office:meta>
</office:document-meta>
</file>